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bjectFactoryCreatingFactoryBean.setTargetBeanName( String targetBean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FactoryCreatingFactoryBean.createInsta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argetBeanObjectFactory.getObj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rgetBeanObjectFactory.TargetBeanObjectFactory( BeanFactory beanFactory , String targetBean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ObjectFactoryCreatingFactoryBean.afterProperties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ObjectFactoryCreatingFactoryBean.getObjec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